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ignObject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ignObject.ForeignObject( Document d , String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ignObject.ForeignObject( String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eignObject.set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ignObject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